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51f97"/>
    </style:style>
    <style:style style:name="P2" style:family="paragraph" style:parent-style-name="Standard">
      <style:text-properties officeooo:rsid="00051f97" officeooo:paragraph-rsid="00051f97"/>
    </style:style>
    <style:style style:name="P3" style:family="paragraph" style:parent-style-name="Standard">
      <style:text-properties officeooo:rsid="00069a9c" officeooo:paragraph-rsid="00051f97"/>
    </style:style>
    <style:style style:name="P4" style:family="paragraph" style:parent-style-name="Standard">
      <style:text-properties officeooo:rsid="0006efde" officeooo:paragraph-rsid="0006efde"/>
    </style:style>
    <style:style style:name="P5" style:family="paragraph" style:parent-style-name="Standard">
      <style:text-properties style:font-name="Liberation Mono" fo:font-size="10pt" officeooo:rsid="0006bb3c" officeooo:paragraph-rsid="0006bb3c" style:font-size-asian="10pt" style:font-size-complex="10pt"/>
    </style:style>
    <style:style style:name="P6" style:family="paragraph" style:parent-style-name="Standard">
      <style:paragraph-properties fo:margin-left="0.714cm" fo:margin-right="0cm" fo:text-indent="0cm" style:auto-text-indent="false"/>
      <style:text-properties style:font-name="Liberation Mono" fo:font-size="10pt" officeooo:rsid="0006efde" officeooo:paragraph-rsid="0006efde" style:font-size-asian="10pt" style:font-size-complex="10pt"/>
    </style:style>
    <style:style style:name="P7" style:family="paragraph" style:parent-style-name="Text_20_body">
      <style:text-properties officeooo:rsid="00069a9c" officeooo:paragraph-rsid="00069a9c"/>
    </style:style>
    <style:style style:name="P8" style:family="paragraph" style:parent-style-name="Text_20_body">
      <style:text-properties officeooo:rsid="0006bb3c" officeooo:paragraph-rsid="0006bb3c"/>
    </style:style>
    <style:style style:name="P9" style:family="paragraph" style:parent-style-name="Standard">
      <style:text-properties officeooo:rsid="0006bb3c" officeooo:paragraph-rsid="0006bb3c"/>
    </style:style>
    <style:style style:name="P10" style:family="paragraph" style:parent-style-name="Subtitle">
      <style:text-properties officeooo:rsid="0008357c" officeooo:paragraph-rsid="0008357c"/>
    </style:style>
    <style:style style:name="P11" style:family="paragraph" style:parent-style-name="Text_20_body" style:list-style-name="L1">
      <style:text-properties officeooo:rsid="00069a9c" officeooo:paragraph-rsid="00069a9c"/>
    </style:style>
    <style:style style:name="P12" style:family="paragraph" style:parent-style-name="Text_20_body" style:list-style-name="L2">
      <style:text-properties officeooo:rsid="0006bb3c" officeooo:paragraph-rsid="0006bb3c"/>
    </style:style>
    <style:style style:name="P13" style:family="paragraph" style:parent-style-name="Text_20_body">
      <style:text-properties officeooo:paragraph-rsid="00099f3c"/>
    </style:style>
    <style:style style:name="P14" style:family="paragraph" style:parent-style-name="Text_20_body" style:list-style-name="L3">
      <style:text-properties officeooo:paragraph-rsid="00099f3c"/>
    </style:style>
    <style:style style:name="P15" style:family="paragraph" style:parent-style-name="Text_20_body" style:list-style-name="L4">
      <style:text-properties officeooo:paragraph-rsid="00099f3c"/>
    </style:style>
    <style:style style:name="P16" style:family="paragraph" style:parent-style-name="Text_20_body">
      <style:text-properties style:font-name="Liberation Mono" fo:font-size="10pt" officeooo:paragraph-rsid="000e5c51" style:font-size-asian="10pt" style:font-size-complex="10pt"/>
    </style:style>
    <style:style style:name="P17" style:family="paragraph" style:parent-style-name="Text_20_body">
      <style:text-properties style:font-name="Liberation Mono" fo:font-size="10pt" officeooo:paragraph-rsid="000fb017" style:font-size-asian="10pt" style:font-size-complex="10pt"/>
    </style:style>
    <style:style style:name="P18" style:family="paragraph" style:parent-style-name="Text_20_body">
      <style:text-properties style:font-name="Liberation Mono" fo:font-size="10pt" officeooo:paragraph-rsid="0011a66d" style:font-size-asian="10pt" style:font-size-complex="10pt"/>
    </style:style>
    <style:style style:name="P19" style:family="paragraph" style:parent-style-name="Text_20_body" style:list-style-name="L6">
      <style:text-properties officeooo:paragraph-rsid="00099f3c"/>
    </style:style>
    <style:style style:name="P20" style:family="paragraph" style:parent-style-name="Text_20_body" style:list-style-name="L6">
      <style:text-properties officeooo:paragraph-rsid="000b9bc1"/>
    </style:style>
    <style:style style:name="P21" style:family="paragraph" style:parent-style-name="Text_20_body" style:list-style-name="L6">
      <style:text-properties officeooo:paragraph-rsid="000d15c0"/>
    </style:style>
    <style:style style:name="P22" style:family="paragraph" style:parent-style-name="Text_20_body">
      <style:text-properties officeooo:paragraph-rsid="000d15c0"/>
    </style:style>
    <style:style style:name="P23" style:family="paragraph" style:parent-style-name="Text_20_body" style:list-style-name="L8">
      <style:text-properties officeooo:paragraph-rsid="000fb017"/>
    </style:style>
    <style:style style:name="P24" style:family="paragraph" style:parent-style-name="Text_20_body">
      <style:text-properties officeooo:paragraph-rsid="000fb017"/>
    </style:style>
    <style:style style:name="P25" style:family="paragraph" style:parent-style-name="Text_20_body" style:list-style-name="L9">
      <style:text-properties officeooo:paragraph-rsid="000fb017"/>
    </style:style>
    <style:style style:name="P26" style:family="paragraph" style:parent-style-name="Text_20_body" style:list-style-name="L10">
      <style:text-properties officeooo:paragraph-rsid="000fb017"/>
    </style:style>
    <style:style style:name="P27" style:family="paragraph" style:parent-style-name="Text_20_body" style:list-style-name="L11">
      <style:text-properties officeooo:paragraph-rsid="000fb017"/>
    </style:style>
    <style:style style:name="P28" style:family="paragraph" style:parent-style-name="Text_20_body">
      <style:paragraph-properties fo:margin-left="0.714cm" fo:margin-right="0cm" fo:text-indent="0cm" style:auto-text-indent="false"/>
      <style:text-properties style:font-name="Liberation Mono" fo:font-size="10pt" officeooo:paragraph-rsid="00099f3c" style:font-size-asian="10pt" style:font-size-complex="10pt"/>
    </style:style>
    <style:style style:name="P29" style:family="paragraph" style:parent-style-name="Heading_20_2">
      <style:text-properties officeooo:paragraph-rsid="00099f3c"/>
    </style:style>
    <style:style style:name="T1" style:family="text">
      <style:text-properties officeooo:rsid="00051f97"/>
    </style:style>
    <style:style style:name="T2" style:family="text">
      <style:text-properties officeooo:rsid="00069a9c"/>
    </style:style>
    <style:style style:name="T3" style:family="text">
      <style:text-properties officeooo:rsid="0008357c"/>
    </style:style>
    <style:style style:name="T4" style:family="text">
      <style:text-properties officeooo:rsid="00099f3c"/>
    </style:style>
    <style:style style:name="T5" style:family="text">
      <style:text-properties style:font-name="OpenSymbol1" officeooo:rsid="00099f3c" style:font-name-asian="OpenSymbol1" style:font-name-complex="OpenSymbol1"/>
    </style:style>
    <style:style style:name="T6" style:family="text">
      <style:text-properties style:font-name="Liberation Serif" officeooo:rsid="00099f3c" style:font-name-asian="OpenSymbol1" style:font-name-complex="OpenSymbol1"/>
    </style:style>
    <style:style style:name="T7" style:family="text">
      <style:text-properties style:font-name="Liberation Serif" officeooo:rsid="000b9bc1" style:font-name-asian="OpenSymbol1" style:font-name-complex="OpenSymbol1"/>
    </style:style>
    <style:style style:name="T8" style:family="text">
      <style:text-properties style:font-name="Liberation Serif" officeooo:rsid="000d15c0" style:font-name-asian="OpenSymbol1" style:font-name-complex="OpenSymbol1"/>
    </style:style>
    <style:style style:name="T9" style:family="text">
      <style:text-properties style:font-name="Liberation Serif" officeooo:rsid="000e5c51" style:font-name-asian="OpenSymbol1" style:font-name-complex="OpenSymbol1"/>
    </style:style>
    <style:style style:name="T10" style:family="text">
      <style:text-properties style:font-name="Liberation Serif" officeooo:rsid="000fb017" style:font-name-asian="OpenSymbol1" style:font-name-complex="OpenSymbol1"/>
    </style:style>
    <style:style style:name="T11" style:family="text">
      <style:text-properties style:font-name="Liberation Sans" officeooo:rsid="00099f3c" style:font-name-asian="OpenSymbol1" style:font-name-complex="OpenSymbol1"/>
    </style:style>
    <style:style style:name="T12" style:family="text">
      <style:text-properties officeooo:rsid="00099f3c" style:font-name-asian="OpenSymbol1" style:font-name-complex="OpenSymbol1"/>
    </style:style>
    <style:style style:name="T13" style:family="text">
      <style:text-properties officeooo:rsid="000e5c51" style:font-name-asian="OpenSymbol1" style:font-name-complex="OpenSymbol1"/>
    </style:style>
    <style:style style:name="T14" style:family="text">
      <style:text-properties officeooo:rsid="000fb017" style:font-name-asian="OpenSymbol1" style:font-name-complex="OpenSymbol1"/>
    </style:style>
    <style:style style:name="T15" style:family="text">
      <style:text-properties officeooo:rsid="0011a66d" style:font-name-asian="OpenSymbol1" style:font-name-complex="OpenSymbol1"/>
    </style:style>
    <style:style style:name="T16" style:family="text">
      <style:text-properties style:font-name="Liberation Mono" fo:font-size="10pt" officeooo:rsid="000d15c0" style:font-name-asian="OpenSymbol1" style:font-size-asian="8.75pt" style:font-name-complex="OpenSymbol1" style:font-size-complex="10pt"/>
    </style:style>
    <style:style style:name="T17" style:family="text">
      <style:text-properties style:font-name="Liberation Mono" fo:font-size="10pt" officeooo:rsid="000d15c0" style:font-name-asian="OpenSymbol1" style:font-size-asian="10pt" style:font-name-complex="OpenSymbol1" style:font-size-complex="10pt"/>
    </style:style>
    <style:style style:name="T18" style:family="text">
      <style:text-properties style:font-name="Liberation Mono" fo:font-size="10pt" fo:font-style="italic" officeooo:rsid="000d15c0" style:font-name-asian="OpenSymbol1" style:font-size-asian="10pt" style:font-style-asian="italic" style:font-name-complex="OpenSymbol1" style:font-size-complex="10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><text:span text:style-name="T3">Beginning to use</text:span> the clockwork programming language </text:h>
      <text:p text:style-name="P10">Martin Leadbeater, Sep 2013</text:p>
      <text:p text:style-name="P2"/>
      <text:p text:style-name="P1"><text:span text:style-name="T1">This tutorial aims to show </text:span><text:span text:style-name="T2">how clockwork can be used to explore some sample programs.</text:span></text:p>
      <text:p text:style-name="P3"/>
      <text:h text:style-name="Heading_20_1" text:outline-level="1">Getting Started</text:h>
      <text:p text:style-name="P4">The clockwork programming language is intended for monitoring and controlling systems and as such, clockwork programs normally run continuously. The distribution includes a small program: "hello.cw" that displays "Hello World" and then exits. <text:s/>The program script is:</text:p>
      <text:p text:style-name="P4"/>
      <text:p text:style-name="P6">Hello MACHINE { ENTER INIT { LOG "Hello World"; SHUTDOWN } } </text:p>
      <text:p text:style-name="P6">hello Hello; </text:p>
      <text:p text:style-name="P4"/>
      <text:p text:style-name="P4">This following subsections aim to help you execute the hello.cw program.</text:p>
      <text:p text:style-name="P4"/>
      <text:h text:style-name="Heading_20_2" text:outline-level="2">Install clockwork</text:h>
      <text:list xml:id="list6525981911" text:style-name="L1">
        <text:list-item>
          <text:p text:style-name="P11">git clone http://github.com/latproc/clockwork</text:p>
        </text:list-item>
        <text:list-item>
          <text:p text:style-name="P11">cd clockwork/iod</text:p>
        </text:list-item>
        <text:list-item>
          <text:p text:style-name="P11">make -f Makefile.cw</text:p>
        </text:list-item>
      </text:list>
      <text:p text:style-name="P7"/>
      <text:h text:style-name="Heading_20_2" text:outline-level="2">Run clockwork</text:h>
      <text:list xml:id="list75627223" text:style-name="L2">
        <text:list-item>
          <text:p text:style-name="P12">cd ../tests</text:p>
        </text:list-item>
        <text:list-item>
          <text:p text:style-name="P12">../iod/cw hello.cw</text:p>
        </text:list-item>
      </text:list>
      <text:p text:style-name="P8">The program will display a hello message:</text:p>
      <text:p text:style-name="P5"><text:tab/>2013-09-03 15:39:36.689 ------- hello: Hello World ------- </text:p>
      <text:p text:style-name="P9"/>
      <text:h text:style-name="Heading_20_1" text:outline-level="1"><text:span text:style-name="T4">Using the interactive shell</text:span></text:h>
      <text:p text:style-name="P13"><text:span text:style-name="T4">Clockwork programs run continuously and it is possible to interact with them using a number of techniques:</text:span></text:p>
      <text:list xml:id="list652619391" text:style-name="L3">
        <text:list-item>
          <text:p text:style-name="P14"><text:span text:style-name="T4">the interactive shell (iosh)</text:span></text:p>
        </text:list-item>
        <text:list-item>
          <text:p text:style-name="P14"><text:span text:style-name="T4">the web user interface (to be covered later in this document)</text:span></text:p>
        </text:list-item>
        <text:list-item>
          <text:p text:style-name="P14"><text:span text:style-name="T4">using </text:span><text:span text:style-name="T5">∅</text:span><text:span text:style-name="T11">MQ</text:span><text:span text:style-name="T6"> (zeromq)</text:span></text:p>
        </text:list-item>
        <text:list-item>
          <text:p text:style-name="P14"><text:span text:style-name="T6">using modbus</text:span></text:p>
        </text:list-item>
      </text:list>
      <text:p text:style-name="P13"><text:span text:style-name="T6">The simplest of these to start with is iosh.</text:span></text:p>
      <text:h text:style-name="P29" text:outline-level="2"><text:soft-page-break/><text:span text:style-name="T6">Starting iosh</text:span></text:h>
      <text:list xml:id="list75728623" text:style-name="L4">
        <text:list-item>
          <text:p text:style-name="P15"><text:span text:style-name="T6">execute the steps in section 1.1, above; those step build 'cw' and 'iosh'</text:span></text:p>
        </text:list-item>
        <text:list-item>
          <text:p text:style-name="P15"><text:span text:style-name="T6">run iod/iosh (if you are still in the clockwork/iod directory, simply type </text:span></text:p>
          <text:list>
            <text:list-header>
              <text:p text:style-name="P15"><text:span text:style-name="T6">./iosh</text:span></text:p>
            </text:list-header>
          </text:list>
        </text:list-item>
      </text:list>
      <text:p text:style-name="P13"><text:span text:style-name="T6">You should see a prompt like the following:</text:span></text:p>
      <text:p text:style-name="P13"><text:span text:style-name="T6"/></text:p>
      <text:p text:style-name="P28"><text:span text:style-name="T12">Connecting to tcp://127.0.0.1:5555</text:span></text:p>
      <text:p text:style-name="P28"><text:span text:style-name="T12"></text:span></text:p>
      <text:p text:style-name="P28"><text:span text:style-name="T12">Enter HELP; for help. Note that ';' is required at the end of each command</text:span></text:p>
      <text:p text:style-name="P28"><text:span text:style-name="T12"><text:s text:c="2"/>use exit; or ctrl-D to exit this program</text:span></text:p>
      <text:p text:style-name="P13"><text:span text:style-name="T6"/></text:p>
      <text:list xml:id="list438844903" text:style-name="L6">
        <text:list-item>
          <text:p text:style-name="P19"><text:span text:style-name="T6">enter HELP; to display a list of available commands</text:span></text:p>
        </text:list-item>
        <text:list-item>
          <text:p text:style-name="P20"><text:span text:style-name="T8">in another terminal, </text:span><text:span text:style-name="T7">run clockwork against one of the test </text:span><text:span text:style-name="T8">files in the clockwork/tests directory:<text:line-break/><text:line-break/><text:tab/></text:span><text:span text:style-name="T16">./cw ../tests/blink.cw<text:line-break/></text:span></text:p>
        </text:list-item>
        <text:list-item>
          <text:p text:style-name="P21"><text:span text:style-name="T8">back in iosh, </text:span><text:span text:style-name="T6">enter LIST; to display a list of machines that the clockwork program is running;<text:line-break/><text:line-break/><text:tab/></text:span><text:span text:style-name="T17">&gt; LIST;<text:tab/><text:tab/><text:tab/></text:span><text:span text:style-name="T18">type this</text:span><text:span text:style-name="T17"><text:line-break/><text:tab/>blinker Blinker<text:tab/><text:tab/></text:span><text:span text:style-name="T18">clockwork responds with this</text:span></text:p>
        </text:list-item>
      </text:list>
      <text:p text:style-name="P24"><text:span text:style-name="T9"/></text:p>
      <text:list xml:id="list1081966368" text:style-name="L8">
        <text:list-item>
          <text:p text:style-name="P23"><text:span text:style-name="T9">Look at the source for the blink program:</text:span></text:p>
        </text:list-item>
      </text:list>
      <text:p text:style-name="P17"><text:span text:style-name="T13"><text:tab/></text:span><text:span text:style-name="T14">1</text:span><text:span text:style-name="T13"><text:tab/>Blinker MACHINE {<text:line-break/><text:tab/></text:span><text:span text:style-name="T14">2</text:span><text:span text:style-name="T13"><text:tab/> <text:s/>on STATE;<text:line-break/><text:tab/></text:span><text:span text:style-name="T14">3</text:span><text:span text:style-name="T13"><text:tab/> <text:s/>off STATE;</text:span></text:p>
      <text:p text:style-name="P17"><text:span text:style-name="T13"><text:tab/></text:span><text:span text:style-name="T14">4</text:span><text:span text:style-name="T13"><text:tab/> <text:s/>ENTER on { WAIT 1000; SET SELF TO off; }<text:line-break/><text:tab/></text:span><text:span text:style-name="T14">5</text:span><text:span text:style-name="T13"><text:tab/> <text:s/>ENTER off { WAIT 1000; SET SELF TO on; }</text:span></text:p>
      <text:p text:style-name="P17"><text:span text:style-name="T13"><text:tab/></text:span><text:span text:style-name="T14">6</text:span><text:span text:style-name="T13"><text:tab/>}</text:span></text:p>
      <text:p text:style-name="P17"><text:span text:style-name="T13"><text:tab/></text:span><text:span text:style-name="T14">7</text:span><text:span text:style-name="T13"><text:tab/>blinker Blinker;</text:span></text:p>
      <text:p text:style-name="P24"><text:span text:style-name="T10">Note that the machine has two states, 'on' and 'off' the two ENTER functions cause the machine to flip between on and off after a delay of 1000ms. </text:span></text:p>
      <text:list xml:id="list1331379908" text:style-name="L9">
        <text:list-item>
          <text:p text:style-name="P25"><text:span text:style-name="T9">you can also describe the internals of the blinker machine:<text:line-break/></text:span></text:p>
        </text:list-item>
      </text:list>
      <text:p text:style-name="P16"><text:span text:style-name="T13"><text:tab/>1<text:tab/>&gt; DESCRIBE blinker;<text:line-break/><text:tab/>2<text:tab/>&gt; ---------------<text:line-break/><text:tab/>3<text:tab/>blinker: INIT <text:line-break/><text:tab/>4<text:tab/> <text:s/>Class: Blinker instantiated at: blink.cw line:10<text:line-break/><text:tab/>5<text:tab/>properties:<text:line-break/><text:tab/>6<text:tab/> <text:s/>NAME:blinker,STATE:INIT<text:line-break/><text:tab/>7<text:tab/><text:line-break/><text:tab/>8<text:tab/>Timer: 24503</text:span></text:p>
      <text:p text:style-name="P24"><text:span text:style-name="T8"><text:tab/></text:span><text:span text:style-name="T9">From this description you can see that the machine called 'blinker' is in a state 'INIT' (line 3), </text:span><text:soft-page-break/><text:span text:style-name="T9">also, blinker has been in the INIT state for 24.503 seconds. </text:span></text:p>
      <text:p text:style-name="P24"><text:span text:style-name="T10">When clockwork starts running, all machines <text:s/>enter a state called INIT. Normally they quickly change state automatically but since the 'blinker' has nothing that causes a state change to 'on' or 'off', it will stay in INIT forever.</text:span></text:p>
      <text:list xml:id="list1347685167" text:style-name="L10">
        <text:list-item>
          <text:p text:style-name="P26"><text:span text:style-name="T10">manually set the blinker into the 'on' state using the SET command in iosh:</text:span></text:p>
        </text:list-item>
      </text:list>
      <text:p text:style-name="P17"><text:span text:style-name="T14"><text:tab/>&gt; SET blinker TO on;</text:span></text:p>
      <text:list xml:id="list553747497" text:style-name="L11">
        <text:list-item>
          <text:p text:style-name="P27"><text:span text:style-name="T10">you can also get the state of the blinker using the GET command:</text:span></text:p>
        </text:list-item>
      </text:list>
      <text:p text:style-name="P18"><text:span text:style-name="T14"><text:tab/>&gt; GET blinker;<text:line-break/><text:tab/>&gt; on<text:line-break/><text:tab/></text:span><text:span text:style-name="T15">&gt; GET blinker;<text:line-break/><text:tab/>&gt; off</text:span></text:p>
      <text:p text:style-name="P22"><text:span text:style-name="T8">Note: </text:span><text:span text:style-name="T6">If the </text:span><text:span text:style-name="T8">iosh </text:span><text:span text:style-name="T6">command prompt '&gt;' does not come back, iosh is trying to connect to an instance of clockwork but can't; </text:span><text:span text:style-name="T8">check that you still have cw running on the local host.</text:span></text:p>
      <text:p text:style-name="P22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1.667cm" fo:margin-right="0cm" fo:margin-top="0cm" fo:margin-bottom="0cm" style:contextual-spacing="false" fo:text-indent="-1.614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_20_1" style:next-style-name="Subtitle" style:default-outline-level="" style:list-style-name="" style:class="chapter">
      <style:paragraph-properties fo:text-align="center" style:justify-single-word="false"/>
      <style:text-properties fo:font-size="18pt" fo:font-weight="bold" officeooo:rsid="00051f97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</meta:initial-creator>
    <meta:creation-date>2013-09-03T15:18:02</meta:creation-date>
    <dc:date>2013-09-03T19:24:23</dc:date>
    <dc:creator>Martin </dc:creator>
    <meta:editing-duration>PT3H24M5S</meta:editing-duration>
    <meta:editing-cycles>8</meta:editing-cycles>
    <meta:generator>LibreOffice/3.6$Linux_X86_64 LibreOffice_project/360m1$Build-2</meta:generator>
    <meta:document-statistic meta:table-count="0" meta:image-count="0" meta:object-count="0" meta:page-count="3" meta:paragraph-count="51" meta:word-count="558" meta:character-count="3245" meta:non-whitespace-character-count="2680"/>
  </office:meta>
</office:document-meta>
</file>